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Hate score distribution_2000_3000_polarisation" table:style-name="ta1">
        <table:shapes>
          <draw:frame draw:z-index="0" draw:style-name="gr1" draw:text-style-name="P1" svg:width="6.2988in" svg:height="3.5429in" svg:x="4.0772in" svg:y="3.0614in">
            <draw:object draw:notify-on-update-of-ranges="'network_growth Hate score distribution_2000_3000_polarisation'.A18:'network_growth Hate score distribution_2000_3000_polarisation'.A35 'network_growth Hate score distribution_2000_3000_polarisation'.B18:'network_growth Hate score distribution_2000_3000_polarisation'.B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3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3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03/04/2021 01:05:01:385 +0100</text:p>
          </table:table-cell>
          <table:table-cell table:number-columns-repeated="3"/>
          <table:table-cell table:style-name="Default"/>
          <table:table-cell table:number-columns-repeated="28"/>
        </table:table-row>
        <table:table-row table:style-name="ro1">
          <table:table-cell table:number-columns-repeated="4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3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office:value-type="string" calcext:value-type="string">
            <text:p>p_hater_follows_hater</text:p>
          </table:table-cell>
          <table:table-cell table:style-name="Default"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"Hate score distribution"</text:p>
          </table:table-cell>
          <table:table-cell table:number-columns-repeated="3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table:style-name="Default"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nterval</text:p>
          </table:table-cell>
          <table:table-cell table:style-name="Default"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number-columns-repeated="27"/>
        </table:table-row>
        <table:table-row table:style-name="ro1">
          <table:table-cell table:number-columns-repeated="4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3"/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28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C18]/[.$C$36]" office:value-type="float" office:value="0.000915750915750916" calcext:value-type="float">
            <text:p>0.0009157509157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19]/[.$C$36]" office:value-type="float" office:value="0.00412087912087912" calcext:value-type="float">
            <text:p>0.0041208791208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C20]/[.$C$36]" office:value-type="float" office:value="0.00915750915750916" calcext:value-type="float">
            <text:p>0.0091575091575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21]/[.$C$36]" office:value-type="float" office:value="0.00778388278388278" calcext:value-type="float">
            <text:p>0.0077838827838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C22]/[.$C$36]" office:value-type="float" office:value="0.0146520146520147" calcext:value-type="float">
            <text:p>0.0146520146520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23]/[.$C$36]" office:value-type="float" office:value="0.0517399267399267" calcext:value-type="float">
            <text:p>0.05173992673992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C24]/[.$C$36]" office:value-type="float" office:value="0.213369963369963" calcext:value-type="float">
            <text:p>0.213369963369963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25]/[.$C$36]" office:value-type="float" office:value="0.206959706959707" calcext:value-type="float">
            <text:p>0.206959706959707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C26]/[.$C$36]" office:value-type="float" office:value="0.100732600732601" calcext:value-type="float">
            <text:p>0.10073260073260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27]/[.$C$36]" office:value-type="float" office:value="0.0315934065934066" calcext:value-type="float">
            <text:p>0.03159340659340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C28]/[.$C$36]" office:value-type="float" office:value="0.0434981684981685" calcext:value-type="float">
            <text:p>0.04349816849816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29]/[.$C$36]" office:value-type="float" office:value="0.043956043956044" calcext:value-type="float">
            <text:p>0.04395604395604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C30]/[.$C$36]" office:value-type="float" office:value="0.00137362637362637" calcext:value-type="float">
            <text:p>0.0013736263736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31]/[.$C$36]" office:value-type="float" office:value="0.00457875457875458" calcext:value-type="float">
            <text:p>0.0045787545787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C32]/[.$C$36]" office:value-type="float" office:value="0.0787545787545788" calcext:value-type="float">
            <text:p>0.078754578754579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33]/[.$C$36]" office:value-type="float" office:value="0.185897435897436" calcext:value-type="float">
            <text:p>0.185897435897436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34]/[.$C$36]" office:value-type="float" office:value="0.000457875457875458" calcext:value-type="float">
            <text:p>0.000457875457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C35]/[.$C$36]" office:value-type="float" office:value="0.000457875457875458" calcext:value-type="float">
            <text:p>0.000457875457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SUM([.C18:.C35])" office:value-type="float" office:value="2184" calcext:value-type="float">
            <text:p>2184</text:p>
          </table:table-cell>
          <table:table-cell/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09:34:24.718613408</dc:date>
    <meta:editing-duration>PT22M54S</meta:editing-duration>
    <meta:editing-cycles>3</meta:editing-cycles>
    <meta:generator>LibreOffice/6.4.6.2$Linux_X86_64 LibreOffice_project/40$Build-2</meta:generator>
    <meta:document-statistic meta:table-count="1" meta:cell-count="1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network_growth Hate score distribution_2000_3000_polarisation'.A18:'network_growth Hate score distribution_2000_3000_polarisation'.B35" chart:data-source-has-labels="column" svg:x="1.331cm" svg:y="0.18cm" svg:width="14.349cm" svg:height="7.659cm">
          <chartooo:coordinate-region svg:x="2.243cm" svg:y="0.379cm" svg:width="13.437cm" svg:height="6.813cm"/>
          <chart:axis chart:dimension="x" chart:name="primary-x" chart:style-name="ch3" chartooo:axis-type="auto">
            <chartooo:date-scale/>
            <chart:title svg:x="7.694cm" svg:y="8.019cm" chart:style-name="ch4">
              <text:p>hate score</text:p>
            </chart:title>
            <chart:categories table:cell-range-address="'network_growth Hate score distribution_2000_3000_polarisation'.A18:'network_growth Hate score distribution_2000_3000_polarisation'.A35"/>
          </chart:axis>
          <chart:axis chart:dimension="y" chart:name="primary-y" chart:style-name="ch5">
            <chart:title svg:x="0.451cm" svg:y="5.032cm" chart:style-name="ch6">
              <text:p>fraction users</text:p>
            </chart:title>
            <chart:grid chart:style-name="ch7" chart:class="major"/>
          </chart:axis>
          <chart:series chart:style-name="ch8" chart:values-cell-range-address="'network_growth Hate score distribution_2000_3000_polarisation'.B18:'network_growth Hate score distribution_2000_3000_polarisation'.B35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'network_growth Hate score distribution_2000_3000_polarisation'.A18:'network_growth Hate score distribution_2000_3000_polarisation'.A35</svg:desc>
                </draw:g>
              </table:table-cell>
              <table:table-cell office:value-type="float" office:value="0.000915750915750916">
                <text:p>0.000915750915750916</text:p>
                <draw:g>
                  <svg:desc>'network_growth Hate score distribution_2000_3000_polarisation'.B18:'network_growth Hate score distribution_2000_3000_polarisation'.B35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0412087912087912">
                <text:p>0.0041208791208791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915750915750916">
                <text:p>0.0091575091575091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0778388278388278">
                <text:p>0.0077838827838827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146520146520147">
                <text:p>0.014652014652014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517399267399267">
                <text:p>0.05173992673992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213369963369963">
                <text:p>0.21336996336996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206959706959707">
                <text:p>0.20695970695970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00732600732601">
                <text:p>0.10073260073260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315934065934066">
                <text:p>0.031593406593406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434981684981685">
                <text:p>0.043498168498168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0137362637362637">
                <text:p>0.0013736263736263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0457875457875458">
                <text:p>0.0045787545787545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787545787545788">
                <text:p>0.078754578754578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85897435897436">
                <text:p>0.18589743589743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457875457875458">
                <text:p>0.00045787545787545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0457875457875458">
                <text:p>0.000457875457875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